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24-10-0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23-10-17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22-10-20 2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21-10-27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19-09-30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19-03-25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16-10-13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1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1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1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1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9064" calcext:value-type="float">
            <text:p>67.94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1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1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0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0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0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0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0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0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0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0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200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9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9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97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9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9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9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9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94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9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9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9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8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86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85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7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7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7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7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7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02608</text:p>
          </table:table-cell>
          <table:table-cell office:value-type="string" calcext:value-type="string">
            <text:p>197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